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miter" svg:stroke-linecap="butt" draw:fill="solid" draw:fill-color="#8080ff" fo:padding-top="0.007cm" fo:padding-bottom="0.007cm" fo:padding-left="0.007cm" fo:padding-right="0.007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objectwithoutfill">
      <style:graphic-properties svg:stroke-width="0.035cm" svg:stroke-color="#808080" draw:marker-start-width="0.252cm" draw:marker-end="Arrow_20_short" draw:marker-end-width="0.152cm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objectwithoutfill">
      <style:graphic-properties svg:stroke-width="0.035cm" svg:stroke-color="#808080" draw:marker-start-width="0.252cm" draw:marker-end="Arrow_20_short" draw:marker-end-width="0.152cm" draw:fill="none" draw:textarea-horizontal-align="center" draw:textarea-vertical-align="middle" fo:padding-top="0.017cm" fo:padding-bottom="0.017cm" fo:padding-left="0.017cm" fo:padding-right="0.017cm"/>
      <style:paragraph-properties style:writing-mode="lr-tb"/>
    </style:style>
    <style:style style:name="gr5" style:family="graphic" style:parent-style-name="objectwithoutfill">
      <style:graphic-properties svg:stroke-width="0.035cm" svg:stroke-color="#808080" draw:marker-start-width="0.252cm" draw:marker-end-width="0.152cm" draw:stroke-linejoin="none" draw:fill="none" draw:textarea-horizontal-align="center" draw:textarea-vertical-align="middle" fo:padding-top="0.017cm" fo:padding-bottom="0.017cm" fo:padding-left="0.017cm" fo:padding-right="0.017cm"/>
    </style:style>
    <style:style style:name="P1" style:family="paragraph">
      <loext:graphic-properties draw:fill="solid" draw:fill-color="#8080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1cm" svg:height="1cm" svg:x="0.438cm" svg:y="0.438cm" svg:viewBox="0 0 1001 1001" svg:d="M0 966v-931c0-20 15-35 35-35h931c19 0 35 15 35 35v931c0 19-16 35-35 35h-931c-20 0-35-16-35-35z">
          <text:p/>
        </draw:path>
        <draw:path draw:style-name="gr2" draw:text-style-name="P2" draw:layer="layout" svg:width="0.105cm" svg:height="0.105cm" svg:x="0.535cm" svg:y="1.235cm" svg:viewBox="0 0 106 106" svg:d="M106 53c0-29-23-53-52-53-30 0-54 24-54 53 0 30 24 53 54 53 29 0 52-23 52-53z">
          <text:p/>
        </draw:path>
        <draw:path draw:style-name="gr2" draw:text-style-name="P2" draw:layer="layout" svg:width="0.105cm" svg:height="0.105cm" svg:x="1.235cm" svg:y="0.535cm" svg:viewBox="0 0 106 106" svg:d="M106 54c0-30-23-54-53-54-29 0-53 24-53 54 0 29 24 52 53 52 30 0 53-23 53-52z">
          <text:p/>
        </draw:path>
        <draw:path draw:style-name="gr2" draw:text-style-name="P2" draw:layer="layout" svg:width="0.105cm" svg:height="0.105cm" svg:x="0.535cm" svg:y="0.535cm" svg:viewBox="0 0 106 106" svg:d="M106 54c0-30-23-54-52-54-30 0-54 24-54 54 0 29 24 52 54 52 29 0 52-23 52-52z">
          <text:p/>
        </draw:path>
        <draw:path draw:style-name="gr2" draw:text-style-name="P2" draw:layer="layout" svg:width="0.105cm" svg:height="0.105cm" svg:x="1.235cm" svg:y="1.235cm" svg:viewBox="0 0 106 106" svg:d="M106 53c0-29-23-53-53-53-29 0-53 24-53 53 0 30 24 53 53 53 30 0 53-23 53-53z">
          <text:p/>
        </draw:path>
        <draw:path draw:style-name="gr2" draw:text-style-name="P2" draw:layer="layout" svg:width="0.105cm" svg:height="0.105cm" svg:x="1.235cm" svg:y="0.885cm" svg:viewBox="0 0 106 106" svg:d="M106 54c0-29-23-54-53-54-29 0-53 25-53 54s24 52 53 52c30 0 53-23 53-52z">
          <text:p/>
        </draw:path>
        <draw:path draw:style-name="gr2" draw:text-style-name="P2" draw:layer="layout" svg:width="0.105cm" svg:height="0.105cm" svg:x="0.535cm" svg:y="0.885cm" svg:viewBox="0 0 106 106" svg:d="M106 54c0-29-23-54-52-54-30 0-54 25-54 54s24 52 54 52c29 0 52-23 52-52z">
          <text:p/>
        </draw:path>
        <draw:path draw:style-name="gr1" draw:text-style-name="P1" draw:layer="layout" svg:width="1cm" svg:height="1cm" svg:x="2.26cm" svg:y="0.438cm" svg:viewBox="0 0 1001 1001" svg:d="M0 966v-931c0-20 16-35 35-35h931c19 0 35 15 35 35v931c0 19-16 35-35 35h-931c-19 0-35-16-35-35z">
          <text:p/>
        </draw:path>
        <draw:path draw:style-name="gr2" draw:text-style-name="P2" draw:layer="layout" svg:width="0.106cm" svg:height="0.105cm" svg:x="2.707cm" svg:y="0.885cm" svg:viewBox="0 0 107 106" svg:d="M107 54c0-29-24-54-54-54-29 0-53 25-53 54s24 52 53 52c30 0 54-23 54-52z">
          <text:p/>
        </draw:path>
        <draw:path draw:style-name="gr1" draw:text-style-name="P1" draw:layer="layout" svg:width="1cm" svg:height="1cm" svg:x="0.438cm" svg:y="2.295cm" svg:viewBox="0 0 1001 1001" svg:d="M0 966v-931c0-19 15-35 35-35h931c19 0 35 16 35 35v931c0 19-16 35-35 35h-931c-20 0-35-16-35-35z">
          <text:p/>
        </draw:path>
        <draw:path draw:style-name="gr2" draw:text-style-name="P2" draw:layer="layout" svg:width="0.105cm" svg:height="0.106cm" svg:x="0.885cm" svg:y="2.742cm" svg:viewBox="0 0 106 107" svg:d="M106 54c0-30-23-54-52-54s-54 24-54 54c0 29 25 53 54 53s52-24 52-53z">
          <text:p/>
        </draw:path>
        <draw:path draw:style-name="gr2" draw:text-style-name="P2" draw:layer="layout" svg:width="0.105cm" svg:height="0.105cm" svg:x="0.535cm" svg:y="3.093cm" svg:viewBox="0 0 106 106" svg:d="M106 53c0-29-23-53-52-53-30 0-54 24-54 53s24 53 54 53c29 0 52-24 52-53z">
          <text:p/>
        </draw:path>
        <draw:path draw:style-name="gr2" draw:text-style-name="P2" draw:layer="layout" svg:width="0.105cm" svg:height="0.106cm" svg:x="1.235cm" svg:y="2.392cm" svg:viewBox="0 0 106 107" svg:d="M106 53c0-29-23-53-53-53-29 0-53 24-53 53 0 30 24 54 53 54 30 0 53-24 53-54z">
          <text:p/>
        </draw:path>
        <draw:path draw:style-name="gr2" draw:text-style-name="P2" draw:layer="layout" svg:width="0.105cm" svg:height="0.106cm" svg:x="0.535cm" svg:y="2.392cm" svg:viewBox="0 0 106 107" svg:d="M106 53c0-29-23-53-52-53-30 0-54 24-54 53 0 30 24 54 54 54 29 0 52-24 52-54z">
          <text:p/>
        </draw:path>
        <draw:path draw:style-name="gr2" draw:text-style-name="P2" draw:layer="layout" svg:width="0.105cm" svg:height="0.105cm" svg:x="1.235cm" svg:y="3.093cm" svg:viewBox="0 0 106 106" svg:d="M106 53c0-29-23-53-53-53-29 0-53 24-53 53s24 53 53 53c30 0 53-24 53-53z">
          <text:p/>
        </draw:path>
        <draw:path draw:style-name="gr1" draw:text-style-name="P1" draw:layer="layout" svg:width="1cm" svg:height="1cm" svg:x="2.26cm" svg:y="2.295cm" svg:viewBox="0 0 1001 1001" svg:d="M0 966v-931c0-19 16-35 35-35h931c19 0 35 16 35 35v931c0 19-16 35-35 35h-931c-19 0-35-16-35-35z">
          <text:p/>
        </draw:path>
        <draw:path draw:style-name="gr2" draw:text-style-name="P2" draw:layer="layout" svg:width="0.106cm" svg:height="0.105cm" svg:x="2.357cm" svg:y="3.093cm" svg:viewBox="0 0 107 106" svg:d="M107 53c0-29-24-53-53-53s-54 24-54 53 25 53 54 53 53-24 53-53z">
          <text:p/>
        </draw:path>
        <draw:path draw:style-name="gr2" draw:text-style-name="P2" draw:layer="layout" svg:width="0.106cm" svg:height="0.106cm" svg:x="3.057cm" svg:y="2.392cm" svg:viewBox="0 0 107 107" svg:d="M107 53c0-29-24-53-53-53-30 0-54 24-54 53 0 30 24 54 54 54 29 0 53-24 53-54z">
          <text:p/>
        </draw:path>
        <draw:path draw:style-name="gr1" draw:text-style-name="P1" draw:layer="layout" svg:width="1cm" svg:height="1cm" svg:x="0.438cm" svg:y="4.153cm" svg:viewBox="0 0 1001 1001" svg:d="M0 966v-931c0-20 15-35 35-35h931c19 0 35 15 35 35v931c0 19-16 35-35 35h-931c-20 0-35-16-35-35z">
          <text:p/>
        </draw:path>
        <draw:path draw:style-name="gr2" draw:text-style-name="P2" draw:layer="layout" svg:width="0.105cm" svg:height="0.105cm" svg:x="0.535cm" svg:y="4.95cm" svg:viewBox="0 0 106 106" svg:d="M106 54c0-30-23-54-52-54-30 0-54 24-54 54 0 29 24 52 54 52 29 0 52-23 52-52z">
          <text:p/>
        </draw:path>
        <draw:path draw:style-name="gr2" draw:text-style-name="P2" draw:layer="layout" svg:width="0.105cm" svg:height="0.105cm" svg:x="1.235cm" svg:y="4.25cm" svg:viewBox="0 0 106 106" svg:d="M106 54c0-29-23-54-53-54-29 0-53 25-53 54s24 52 53 52c30 0 53-23 53-52z">
          <text:p/>
        </draw:path>
        <draw:path draw:style-name="gr2" draw:text-style-name="P2" draw:layer="layout" svg:width="0.105cm" svg:height="0.105cm" svg:x="0.535cm" svg:y="4.25cm" svg:viewBox="0 0 106 106" svg:d="M106 54c0-29-23-54-52-54-30 0-54 25-54 54s24 52 54 52c29 0 52-23 52-52z">
          <text:p/>
        </draw:path>
        <draw:path draw:style-name="gr2" draw:text-style-name="P2" draw:layer="layout" svg:width="0.105cm" svg:height="0.105cm" svg:x="1.235cm" svg:y="4.95cm" svg:viewBox="0 0 106 106" svg:d="M106 54c0-30-23-54-53-54-29 0-53 24-53 54 0 29 24 52 53 52 30 0 53-23 53-52z">
          <text:p/>
        </draw:path>
        <draw:path draw:style-name="gr1" draw:text-style-name="P1" draw:layer="layout" svg:width="1cm" svg:height="1cm" svg:x="2.26cm" svg:y="4.153cm" svg:viewBox="0 0 1001 1001" svg:d="M0 966v-931c0-20 16-35 35-35h931c19 0 35 15 35 35v931c0 19-16 35-35 35h-931c-19 0-35-16-35-35z">
          <text:p/>
        </draw:path>
        <draw:path draw:style-name="gr2" draw:text-style-name="P2" draw:layer="layout" svg:width="0.106cm" svg:height="0.105cm" svg:x="2.707cm" svg:y="4.6cm" svg:viewBox="0 0 107 106" svg:d="M107 53c0-29-24-53-54-53-29 0-53 24-53 53 0 30 24 53 53 53 30 0 54-23 54-53z">
          <text:p/>
        </draw:path>
        <draw:path draw:style-name="gr2" draw:text-style-name="P2" draw:layer="layout" svg:width="0.106cm" svg:height="0.105cm" svg:x="2.357cm" svg:y="4.95cm" svg:viewBox="0 0 107 106" svg:d="M107 54c0-30-24-54-53-54s-54 24-54 54c0 29 25 52 54 52s53-23 53-52z">
          <text:p/>
        </draw:path>
        <draw:path draw:style-name="gr2" draw:text-style-name="P2" draw:layer="layout" svg:width="0.106cm" svg:height="0.105cm" svg:x="3.057cm" svg:y="4.25cm" svg:viewBox="0 0 107 106" svg:d="M107 54c0-29-24-54-53-54-30 0-54 25-54 54s24 52 54 52c29 0 53-23 53-52z">
          <text:p/>
        </draw:path>
        <draw:line draw:style-name="gr3" draw:text-style-name="P3" draw:layer="layout" svg:x1="2.762cm" svg:y1="1.441cm" svg:x2="2.762cm" svg:y2="2.305cm">
          <text:p/>
        </draw:line>
        <draw:line draw:style-name="gr4" draw:text-style-name="P3" draw:layer="layout" svg:x1="2.248cm" svg:y1="2.792cm" svg:x2="1.448cm" svg:y2="2.788cm">
          <text:p/>
        </draw:line>
        <draw:line draw:style-name="gr3" draw:text-style-name="P3" draw:layer="layout" svg:x1="1.426cm" svg:y1="3.272cm" svg:x2="2.264cm" svg:y2="4.145cm">
          <text:p/>
        </draw:line>
        <draw:path draw:style-name="gr5" draw:text-style-name="P3" draw:layer="layout" svg:width="0.196cm" svg:height="3.745cm" svg:x="0.222cm" svg:y="0.971cm" svg:viewBox="0 0 197 3746" svg:d="M191 3746c-5-48-16-95-32-139-15-42-65-234-78-287-13-54-73-537-80-584-6-45 16-2161 22-2204 5-40 12-224 29-274 13-40 32-78 52-113 21-35 45-70 64-106l29-39v3">
          <text:p/>
        </draw:path>
        <draw:line draw:style-name="gr4" draw:text-style-name="P3" draw:layer="layout" svg:x1="2.257cm" svg:y1="4.646cm" svg:x2="1.457cm" svg:y2="4.642cm">
          <text:p/>
        </draw:line>
        <draw:line draw:style-name="gr4" draw:text-style-name="P3" draw:layer="layout" svg:x1="1.457cm" svg:y1="0.937cm" svg:x2="2.257cm" svg:y2="0.9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_20_Dot_20_4" draw:marker-end="Arrow_20_short" draw:marker-end-width="0.406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4cm" fo:margin-right="0.4cm" fo:page-width="3.698cm" fo:page-height="5.5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07T20:02:01.454219130</dc:date>
    <meta:editing-duration>PT14M54S</meta:editing-duration>
    <meta:editing-cycles>2</meta:editing-cycles>
    <meta:generator>LibreOffice/7.3.3.2$Linux_X86_64 LibreOffice_project/30$Build-2</meta:generator>
    <meta:document-statistic meta:object-count="33"/>
  </office:meta>
</office:document-meta>
</file>